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0.7685416666667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76.5pt" style:use-optimal-row-height="true" fo:break-before="auto"/>
    </style:style>
    <style:style style:name="ro3" style:family="table-row">
      <style:table-row-properties style:row-height="89.2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Story</text:p>
          </table:table-cell>
          <table:table-cell office:value-type="string" table:style-name="Default_1">
            <text:p>Приоритет (High/Medium/Low)</text:p>
          </table:table-cell>
          <table:table-cell office:value-type="string" table:style-name="Default_1">
            <text:p>Примечание</text:p>
          </table:table-cell>
          <table:table-cell table:number-columns-repeated="16380"/>
        </table:table-row>
        <table:table-row table:style-name="ro2">
          <table:table-cell office:value-type="string" table:style-name="Default_1">
            <text:p>US1</text:p>
          </table:table-cell>
          <table:table-cell office:value-type="string" table:style-name="ce3">
            <text:p>Как пользователь, я хочу быстро добавлять задачи, просто вводя их текст, чтобы сразу зафиксировать мысль и не тратить время на сложные настройки.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Реализовать простое текстовое поле для ввода с кнопкой "Добавить". Задача сохраняется с минимальными данными (текст, статус "не выполнено").</text:p>
          </table:table-cell>
          <table:table-cell table:number-columns-repeated="16380"/>
        </table:table-row>
        <table:table-row table:style-name="ro3">
          <table:table-cell office:value-type="string" table:style-name="Default_1">
            <text:p>US2</text:p>
          </table:table-cell>
          <table:table-cell office:value-type="string" table:style-name="ce3">
            <text:p>Как пользователь, я хочу видеть, что мои задачи автоматически сортируются по категориям (Работа, Покупки, Здоровье и т.д.), чтобы мой список был организован без моих усилий.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Разработать механизм анализа текста задачи (по ключевым словам) и присвоения ей категории. Создать интерфейс с вкладками или группой по категориям.</text:p>
          </table:table-cell>
          <table:table-cell table:number-columns-repeated="16380"/>
        </table:table-row>
        <table:table-row table:style-name="ro3">
          <table:table-cell office:value-type="string" table:style-name="Default_1">
            <text:p>US3</text:p>
          </table:table-cell>
          <table:table-cell office:value-type="string" table:style-name="ce3">
            <text:p>Как пользователь, я хочу прикреплять к задаче конкретное местоположение (например, магазин или офис), чтобы получить напоминание, когда я буду рядом с этим местом.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Интегрировать карты/геолокацию. Реализовать выбор места через поиск или карту, сохранение координат/геозоны для задачи.</text:p>
          </table:table-cell>
          <table:table-cell table:number-columns-repeated="16380"/>
        </table:table-row>
        <table:table-row table:style-name="ro3">
          <table:table-cell office:value-type="string" table:style-name="Default_1">
            <text:p>US4</text:p>
          </table:table-cell>
          <table:table-cell office:value-type="string" table:style-name="ce3">
            <text:p>Как пользователь, я хочу получать push-уведомление о задаче, когда я физически приближаюсь к привязанному к ней месту, чтобы не забыть сделать дело в самый подходящий момент.</text:p>
          </table:table-cell>
          <table:table-cell office:value-type="string" table:style-name="ce6">
            <text:p>High</text:p>
          </table:table-cell>
          <table:table-cell office:value-type="string" table:style-name="ce5">
            <text:p>Настроить фоновое отслеживание геолокации. Реализовать логику проверки местоположения относительно сохраненных геозон и триггеринг уведомлений.</text:p>
          </table:table-cell>
          <table:table-cell table:number-columns-repeated="16380"/>
        </table:table-row>
        <table:table-row table:style-name="ro3">
          <table:table-cell office:value-type="string" table:style-name="Default_1">
            <text:p>US5</text:p>
          </table:table-cell>
          <table:table-cell office:value-type="string" table:style-name="ce3">
            <text:p>Как пользователь, я хочу видеть наглядную статистику моей продуктивности (графики по выполненным задачам за неделю/месяц), чтобы анализировать свою эффективность и видеть прогресс.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Реализовать сбор данных о дате и времени выполнения задач. Создать модуль аналитики с визуализацией (столбчатые диаграммы, круговые диаграммы по категориям).</text:p>
          </table:table-cell>
          <table:table-cell table:number-columns-repeated="16380"/>
        </table:table-row>
        <table:table-row table:style-name="ro4">
          <table:table-cell office:value-type="string" table:style-name="Default_1">
            <text:p>US6</text:p>
          </table:table-cell>
          <table:table-cell office:value-type="string" table:style-name="ce3">
            <text:p>Как пользователь, я хочу редактировать текст задачи и изменять ее категорию вручную, чтобы исправить возможные ошибки автоматической категоризации или изменить контекст задачи.</text:p>
          </table:table-cell>
          <table:table-cell office:value-type="string" table:style-name="ce6">
            <text:p>High</text:p>
          </table:table-cell>
          <table:table-cell office:value-type="string" table:style-name="ce5">
            <text:p>Реализовать экран/меню редактирования задачи, где можно изменить текст и выбрать категорию из выпадающего списка.</text:p>
          </table:table-cell>
          <table:table-cell table:number-columns-repeated="16380"/>
        </table:table-row>
        <table:table-row table:style-name="ro3">
          <table:table-cell office:value-type="string" table:style-name="Default_1">
            <text:p>US7</text:p>
          </table:table-cell>
          <table:table-cell office:value-type="string" table:style-name="ce3">
            <text:p>Как пользователь, я хочу удалять или архивировать выполненные задачи, чтобы поддерживать чистоту и актуальность моего списка.</text:p>
          </table:table-cell>
          <table:table-cell office:value-type="string" table:style-name="ce6">
            <text:p>High</text:p>
          </table:table-cell>
          <table:table-cell office:value-type="string" table:style-name="ce5">
            <text:p>Добавить действие "Выполнено" (свайп, чекбокс), после которого задача скрывается или перемещается в отдельный архив. Реализовать функцию полного удаления.</text:p>
          </table:table-cell>
          <table:table-cell table:number-columns-repeated="16380"/>
        </table:table-row>
        <table:table-row table:style-name="ro4">
          <table:table-cell office:value-type="string" table:style-name="Default_1">
            <text:p>US8</text:p>
          </table:table-cell>
          <table:table-cell office:value-type="string" table:style-name="ce3">
            <text:p>Как пользователь, я хочу устанавливать дедлайны (дату и время) для своих задач, чтобы правильно расставлять приоритеты и управлять своим временем.</text:p>
          </table:table-cell>
          <table:table-cell office:value-type="string" table:style-name="ce4">
            <text:p>Medium</text:p>
          </table:table-cell>
          <table:table-cell office:value-type="string" table:style-name="ce5">
            <text:p>Добавить в интерфейс создания/редактирования задачи поле для выбора даты и времени с помощью встроенного пикера.</text:p>
          </table:table-cell>
          <table:table-cell table:number-columns-repeated="16380"/>
        </table:table-row>
        <table:table-row table:style-name="ro5">
          <table:table-cell office:value-type="string" table:style-name="Default_1">
            <text:p>US9</text:p>
          </table:table-cell>
          <table:table-cell office:value-type="string" table:style-name="ce3">
            <text:p>Как пользователь, я хочу выбирать одну из нескольких предустановленных цветовых тем (светлая, темная), чтобы снизить нагрузку на глаза в разное время суток или при разном освещении.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Разработать 2 базовых темы (Light, Dark). Реализовать переключатель тем в настройках приложения.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S26</meta:initial-creator>
    <dc:creator>AS26</dc:creator>
    <meta:creation-date>2025-09-29T17:29:26Z</meta:creation-date>
    <dc:date>2025-09-30T05:59:48Z</dc:date>
    <meta:editing-cycles>1</meta:editing-cycles>
    <meta:editing-duration>PT734S</meta:editing-duration>
  </office:meta>
</office:document-meta>
</file>